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style:style style:name="P46" style:family="paragraph" style:parent-style-name="Text_20_body" style:list-style-name="L46"/>
    <style:style style:name="P47" style:family="paragraph" style:parent-style-name="Text_20_body" style:list-style-name="L47"/>
    <style:style style:name="P48" style:family="paragraph" style:parent-style-name="Text_20_body" style:list-style-name="L48"/>
    <style:style style:name="P49" style:family="paragraph" style:parent-style-name="Text_20_body" style:list-style-name="L49"/>
    <style:style style:name="P50" style:family="paragraph" style:parent-style-name="Text_20_body" style:list-style-name="L50"/>
    <style:style style:name="P51" style:family="paragraph" style:parent-style-name="Text_20_body" style:list-style-name="L51"/>
    <style:style style:name="P52" style:family="paragraph" style:parent-style-name="Text_20_body" style:list-style-name="L52"/>
    <style:style style:name="P53" style:family="paragraph" style:parent-style-name="Text_20_body" style:list-style-name="L53"/>
    <style:style style:name="P54" style:family="paragraph" style:parent-style-name="Text_20_body" style:list-style-name="L54"/>
    <style:style style:name="P55" style:family="paragraph" style:parent-style-name="Text_20_body" style:list-style-name="L55"/>
    <style:style style:name="P56" style:family="paragraph" style:parent-style-name="Text_20_body" style:list-style-name="L56"/>
    <style:style style:name="P57" style:family="paragraph" style:parent-style-name="Text_20_body" style:list-style-name="L57"/>
    <style:style style:name="P58" style:family="paragraph" style:parent-style-name="Text_20_body" style:list-style-name="L5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Baseline: what you’re trying to beat (RIVET, multipers, adjacent tools)</text:h>
      <text:h text:style-name="Heading_20_3" text:outline-level="3">RIVET’s differentiator (what to match + surpass)</text:h>
      <text:p text:style-name="Text_20_body">RIVET is explicitly built around <text:span text:style-name="Strong_20_Emphasis">interactive exploration</text:span> of a 2-parameter persistence module via <text:span text:style-name="Strong_20_Emphasis">fast repeated queries of barcodes of affine line slices</text:span>. Its GUI centers on:</text:p>
      <text:list xml:id="list3060411528" text:style-name="L1">
        <text:list-item>
          <text:p text:style-name="P1">A <text:span text:style-name="Strong_20_Emphasis">Line Selection Window</text:span> that overlays <text:span text:style-name="Strong_20_Emphasis">Hilbert function shading</text:span> (dim values) and <text:span text:style-name="Strong_20_Emphasis">bigraded Betti numbers</text:span> (colored dots sized by multiplicity), and lets you <text:span text:style-name="Strong_20_Emphasis">drag a line</text:span> of nonnegative slope;</text:p>
        </text:list-item>
        <text:list-item>
          <text:p text:style-name="P1">A <text:span text:style-name="Strong_20_Emphasis">Persistence Diagram Window</text:span> that updates in real time alongside the barcode of the selected slice. </text:p>
        </text:list-item>
      </text:list>
      <text:p text:style-name="Text_20_body">Under the hood, RIVET’s real-time interaction is enabled by precomputing an <text:span text:style-name="Strong_20_Emphasis">augmented arrangement</text:span> from a <text:span text:style-name="Strong_20_Emphasis">minimal presentation</text:span>, storing a barcode template per cell so that slice barcodes can be queried quickly. </text:p>
      <text:p text:style-name="Text_20_body">RIVET’s public positioning is narrow but crisp: it “computes and visualizes” <text:span text:style-name="Strong_20_Emphasis">Hilbert function</text:span>, <text:span text:style-name="Strong_20_Emphasis">bigraded Betti numbers</text:span>, and the <text:span text:style-name="Strong_20_Emphasis">fibered barcode</text:span>. </text:p>
      <text:p text:style-name="Text_20_body">Founders you’ll see referenced often: Michael Lesnick and Matthew Wright. </text:p>
      <text:h text:style-name="Heading_20_3" text:outline-level="3">multipers’ differentiator (what to absorb + extend)</text:h>
      <text:p text:style-name="Text_20_body">multipers is positioned as an applied ML-oriented library for multiparameter persistence, with a documentation site full of <text:span text:style-name="Strong_20_Emphasis">plot notebooks</text:span> (rips/delaunay visualizations, signed measures, line slices, etc.). </text:p>
      <text:p text:style-name="Text_20_body">Key multipers plotting concepts worth copying:</text:p>
      <text:list xml:id="list125645251" text:style-name="L2">
        <text:list-item>
          <text:p text:style-name="P2"><text:span text:style-name="Strong_20_Emphasis">Signed measures</text:span> (Hilbert/Euler/rank decompositions) visualized both sparsely (points) and integrated/smoothed as surfaces. </text:p>
        </text:list-item>
        <text:list-item>
          <text:p text:style-name="P2">“Line slices” workflows that explicitly show (i) a signed-measure representation and (ii) a derived barcode along a chosen line. </text:p>
        </text:list-item>
        <text:list-item>
          <text:p text:style-name="P2">“Image representations” / vectorizations intended for ML pipelines (persistence-image-like views). </text:p>
        </text:list-item>
      </text:list>
      <text:p text:style-name="Text_20_body">multipers is authored by David Loiseaux and Hannah Schreiber, and is meant to integrate with GUDHI. </text:p>
      <text:h text:style-name="Heading_20_3" text:outline-level="3">Adjacent ecosystem worth acknowledging</text:h>
      <text:list xml:id="list1446246876" text:style-name="L3">
        <text:list-item>
          <text:p text:style-name="P3">RIVET has a Python API (pyrivet) in a separate repo. </text:p>
        </text:list-item>
        <text:list-item>
          <text:p text:style-name="P3">multipers explicitly references a broader backend/tool ecosystem (mpfree, Persistable, etc.) and recent decomposition software such as AIDA. </text:p>
        </text:list-item>
        <text:list-item>
          <text:p text:style-name="P3"><text:soft-page-break/>Recent work continues to emphasize “fast queries of fibered barcodes” as a key practical bottleneck, i.e., performance matters as much as plotting. </text:p>
        </text:list-item>
      </text:list>
      <text:p text:style-name="Horizontal_20_Line"/>
      <text:h text:style-name="Heading_20_2" text:outline-level="2">Your advantage: you already have the hard algebraic pieces</text:h>
      <text:p text:style-name="Text_20_body">From the files you shared, you already have:</text:p>
      <text:list xml:id="list3387449697" text:style-name="L4">
        <text:list-item>
          <text:p text:style-name="P4">A RIVET-style <text:span text:style-name="Strong_20_Emphasis">fibered arrangement + fast barcode cache</text:span> in 2D (<text:span text:style-name="Source_20_Text">FiberedArrangement2D</text:span>, <text:span text:style-name="Source_20_Text">FiberedBarcodeCache2D</text:span>). That’s exactly the computational precondition for RIVET-grade interactivity.</text:p>
        </text:list-item>
        <text:list-item>
          <text:p text:style-name="P4">A broad menu of invariants beyond RIVET/multipers (e.g., projected arrangements, signed rectangle decompositions, point signed measures, landscapes/images, sliced distances/kernels, plus your derived-functor stack).</text:p>
        </text:list-item>
      </text:list>
      <text:p text:style-name="Text_20_body">So the visualization engine should be built less like “a couple plotting helpers” and more like a <text:span text:style-name="Strong_20_Emphasis">visual analytics system</text:span>: coordinated views + cached query engines + reproducible session state.</text:p>
      <text:p text:style-name="Horizontal_20_Line"/>
      <text:h text:style-name="Heading_20_2" text:outline-level="2">Design goal: a “coordinated multiple views” explorer for poset modules</text:h>
      <text:p text:style-name="Text_20_body">If you want to beat RIVET and multipers, the core UX to aim for is:</text:p>
      <text:list xml:id="list505663091" text:style-name="L5">
        <text:list-item>
          <text:p text:style-name="P5"><text:span text:style-name="Strong_20_Emphasis">One canonical “parameter space” view</text:span> (2D plane for Z2/R2 encodings; graph view for general posets).</text:p>
        </text:list-item>
        <text:list-item>
          <text:p text:style-name="P5">Multiple <text:span text:style-name="Strong_20_Emphasis">linked panels</text:span> that update from the same selection state:</text:p>
          <text:list>
            <text:list-item>
              <text:p text:style-name="P5">slice selection (line / projection / chain / subposet),</text:p>
            </text:list-item>
            <text:list-item>
              <text:p text:style-name="P5">barcode/diagram panels,</text:p>
            </text:list-item>
            <text:list-item>
              <text:p text:style-name="P5">signed-measure / surface panels,</text:p>
            </text:list-item>
            <text:list-item>
              <text:p text:style-name="P5">algebra panels (presentation/resolution/Ext/Tor),</text:p>
            </text:list-item>
            <text:list-item>
              <text:p text:style-name="P5">compare panels (differences/distances).</text:p>
            </text:list-item>
          </text:list>
        </text:list-item>
        <text:list-item>
          <text:p text:style-name="P5"><text:span text:style-name="Strong_20_Emphasis">Everything is reproducible</text:span>: view state + caches can be serialized, reloaded, and used in tests.</text:p>
        </text:list-item>
      </text:list>
      <text:p text:style-name="Horizontal_20_Line"/>
      <text:h text:style-name="Heading_20_2" text:outline-level="2"><text:soft-page-break/>Architecture proposal (do this before implementing more plots)</text:h>
      <text:h text:style-name="Heading_20_3" text:outline-level="3">Layer 0: Visualization “data model” (backend-agnostic, testable)</text:h>
      <text:p text:style-name="Text_20_body">Create a small set of backend-agnostic types that represent what is being shown, not how it is rendered. Think:</text:p>
      <text:list xml:id="list195271509" text:style-name="L6">
        <text:list-item>
          <text:p text:style-name="P6"><text:span text:style-name="Source_20_Text">VizSession</text:span>: dataset id(s), module id(s), encoding id, cached invariants, and a <text:span text:style-name="Source_20_Text">VizState</text:span>.</text:p>
        </text:list-item>
        <text:list-item>
          <text:p text:style-name="P6"><text:span text:style-name="Source_20_Text">VizState</text:span>: current selection and UI state (window box, selected invariant, selected slice (direction+offset or chain id), hover target, active filters, etc.).</text:p>
        </text:list-item>
        <text:list-item>
          <text:p text:style-name="P6"><text:span text:style-name="Source_20_Text">VizViewModel</text:span>: pure functions <text:span text:style-name="Source_20_Text">update(state, event) -&gt; state</text:span> and <text:span text:style-name="Source_20_Text">derive(state) -&gt; ViewData</text:span>.</text:p>
        </text:list-item>
        <text:list-item>
          <text:p text:style-name="P6"><text:span text:style-name="Source_20_Text">ViewData</text:span>: structs like <text:span text:style-name="Source_20_Text">HeatmapData</text:span>, <text:span text:style-name="Source_20_Text">ScatterData</text:span>, <text:span text:style-name="Source_20_Text">GraphData</text:span>, <text:span text:style-name="Source_20_Text">BarcodeData</text:span>, <text:span text:style-name="Source_20_Text">SignedMeasureData</text:span>, etc.</text:p>
        </text:list-item>
      </text:list>
      <text:p text:style-name="Text_20_body"><text:span text:style-name="Strong_20_Emphasis">Why this matters</text:span>: you can unit-test 90% of the system without a GUI.</text:p>
      <text:h text:style-name="Heading_20_3" text:outline-level="3">Layer 1: Rendering backends (Makie-first, but not Makie-only)</text:h>
      <text:p text:style-name="Text_20_body">Implement one “serious” backend first (Makie ecosystem), but keep the interface separated. The rendering layer should accept <text:span text:style-name="Source_20_Text">ViewData</text:span> and produce scenes.</text:p>
      <text:p text:style-name="Text_20_body">This is also where you handle:</text:p>
      <text:list xml:id="list4101236635" text:style-name="L7">
        <text:list-item>
          <text:p text:style-name="P7">deterministic colormaps/scales,</text:p>
        </text:list-item>
        <text:list-item>
          <text:p text:style-name="P7">decimation/level-of-detail,</text:p>
        </text:list-item>
        <text:list-item>
          <text:p text:style-name="P7">GPU vs CPU rendering,</text:p>
        </text:list-item>
        <text:list-item>
          <text:p text:style-name="P7">consistent labeling and axis policies.</text:p>
        </text:list-item>
      </text:list>
      <text:h text:style-name="Heading_20_3" text:outline-level="3">Layer 2: Interactive shell / application runtime</text:h>
      <text:p text:style-name="Text_20_body">A real “RIVET-like app” is not just plots—it’s event handling, layout, and linked updates. You want:</text:p>
      <text:list xml:id="list372375829" text:style-name="L8">
        <text:list-item>
          <text:p text:style-name="P8">a main window with dockable panels / tabs,</text:p>
        </text:list-item>
        <text:list-item>
          <text:p text:style-name="P8">mouse/keyboard shortcuts,</text:p>
        </text:list-item>
        <text:list-item>
          <text:p text:style-name="P8">hover tooltips,</text:p>
        </text:list-item>
        <text:list-item>
          <text:p text:style-name="P8">screenshot/export,</text:p>
        </text:list-item>
        <text:list-item>
          <text:p text:style-name="P8">background compute tasks updating caches.</text:p>
        </text:list-item>
      </text:list>
      <text:h text:style-name="Heading_20_3" text:outline-level="3">Layer 3: Plugin system for new invariants</text:h>
      <text:p text:style-name="Text_20_body">Your library “implements more invariants than either RIVET or multipers”; the only sustainable way to visualize that is a registry:</text:p>
      <text:list xml:id="list3995669604" text:style-name="L9">
        <text:list-item>
          <text:p text:style-name="P9"><text:soft-page-break/><text:span text:style-name="Source_20_Text">AbstractInvariantView</text:span> with:</text:p>
          <text:list>
            <text:list-item>
              <text:p text:style-name="P9"><text:span text:style-name="Source_20_Text">requirements(view)</text:span> (which cached objects needed),</text:p>
            </text:list-item>
            <text:list-item>
              <text:p text:style-name="P9"><text:span text:style-name="Source_20_Text">compute(view, session)</text:span> (if missing),</text:p>
            </text:list-item>
            <text:list-item>
              <text:p text:style-name="P9"><text:span text:style-name="Source_20_Text">viewdata(view, state, session)</text:span>.</text:p>
            </text:list-item>
          </text:list>
        </text:list-item>
      </text:list>
      <text:p text:style-name="Text_20_body">Then adding a new invariant visualization becomes “add a view plugin”.</text:p>
      <text:p text:style-name="Horizontal_20_Line"/>
      <text:h text:style-name="Heading_20_2" text:outline-level="2">Visualization catalog: what to implement (ambitious but coherent)</text:h>
      <text:p text:style-name="Text_20_body">I’d implement these as <text:span text:style-name="Strong_20_Emphasis">view plugins</text:span>. Grouped by how they’re used in practice.</text:p>
      <text:h text:style-name="Heading_20_3" text:outline-level="3">A. Core 2-parameter persistence explorer (RIVET-plus)</text:h>
      <text:p text:style-name="Text_20_body">This should be your flagship UI: it must be frictionless and fast.</text:p>
      <text:p text:style-name="Text_20_body"><text:span text:style-name="Strong_20_Emphasis">A1. Parameter space canvas (the anchor view)</text:span><text:line-break/>Overlays you want, individually toggleable:</text:p>
      <text:list xml:id="list4036202303" text:style-name="L10">
        <text:list-item>
          <text:p text:style-name="P10">Hilbert function shading (dim surface heatmap).</text:p>
        </text:list-item>
        <text:list-item>
          <text:p text:style-name="P10">Bigraded Betti numbers as sized, colored point markers (0/1/2 and beyond if you compute them).</text:p>
        </text:list-item>
        <text:list-item>
          <text:p text:style-name="P10">Support of generators/relations / region representatives.</text:p>
        </text:list-item>
        <text:list-item>
          <text:p text:style-name="P10">Optional: arrangement boundaries (if you have region decomposition).</text:p>
        </text:list-item>
      </text:list>
      <text:p text:style-name="Text_20_body">Interaction:</text:p>
      <text:list xml:id="list2529670730" text:style-name="L11">
        <text:list-item>
          <text:p text:style-name="P11">pan/zoom,</text:p>
        </text:list-item>
        <text:list-item>
          <text:p text:style-name="P11">hover tooltip at (x,y): show dim, local ranks, region id, etc.</text:p>
        </text:list-item>
        <text:list-item>
          <text:p text:style-name="P11">right-click context menu: “compute local invariants here”, “pin annotation”.</text:p>
        </text:list-item>
      </text:list>
      <text:p text:style-name="Text_20_body"><text:span text:style-name="Strong_20_Emphasis">A2. Slice selector</text:span><text:line-break/>RIVET’s defining interaction is “drag a line and update in real time”. Replicate and extend:</text:p>
      <text:list xml:id="list3767016872" text:style-name="L12">
        <text:list-item>
          <text:p text:style-name="P12">drag line endpoints on window boundary (like RIVET),</text:p>
        </text:list-item>
        <text:list-item>
          <text:p text:style-name="P12">numeric controls for direction (slope / angle) and offset,</text:p>
        </text:list-item>
        <text:list-item>
          <text:p text:style-name="P12">snap-to-critical (snap to arrangement cell boundaries; snap to slopes of interest),</text:p>
        </text:list-item>
        <text:list-item>
          <text:p text:style-name="P12">a “fan” mode: show multiple nearby offsets/directions as faint lines.</text:p>
        </text:list-item>
      </text:list>
      <text:p text:style-name="Text_20_body"><text:span text:style-name="Strong_20_Emphasis">A3. Barcode panel</text:span><text:line-break/>For the current slice:</text:p>
      <text:list xml:id="list3256004711" text:style-name="L13">
        <text:list-item>
          <text:p text:style-name="P13"><text:soft-page-break/>barcode visualization,</text:p>
        </text:list-item>
        <text:list-item>
          <text:p text:style-name="P13">interval hover: show endpoints (in slice parameter), multiplicity, maybe matched generators,</text:p>
        </text:list-item>
        <text:list-item>
          <text:p text:style-name="P13">click interval: highlight its “birth/death locus” back in parameter space (see below).</text:p>
        </text:list-item>
      </text:list>
      <text:p text:style-name="Text_20_body"><text:span text:style-name="Strong_20_Emphasis">A4. Persistence diagram panel</text:span><text:line-break/>Standard PD view for the slice barcode; linked selection with barcode panel.</text:p>
      <text:p text:style-name="Text_20_body"><text:span text:style-name="Strong_20_Emphasis">A5. Interval-to-parameter-space linkage (your first “beyond RIVET” feature)</text:span><text:line-break/>This is one of the highest-impact “wow” upgrades:</text:p>
      <text:list xml:id="list332189956" text:style-name="L14">
        <text:list-item>
          <text:p text:style-name="P14">When user selects a barcode interval on a slice, show:</text:p>
          <text:list>
            <text:list-item>
              <text:p text:style-name="P14">where it is “supported” in the 2D module (e.g., approximate birth/death region),</text:p>
            </text:list-item>
            <text:list-item>
              <text:p text:style-name="P14">which generators/relations contribute (if you can track it),</text:p>
            </text:list-item>
            <text:list-item>
              <text:p text:style-name="P14">optionally, representative cycles in the original data if your ingestion pipeline supports it.</text:p>
            </text:list-item>
          </text:list>
        </text:list-item>
      </text:list>
      <text:p text:style-name="Text_20_body">Even partial linkage (heuristic) is useful, as long as it’s explicit about approximation.</text:p>
      <text:p text:style-name="Text_20_body"><text:span text:style-name="Strong_20_Emphasis">A6. Arrangement view (debug + power-user mode)</text:span><text:line-break/>RIVET’s internal augmented arrangement is critical. You should visualize your own:</text:p>
      <text:list xml:id="list2074021238" text:style-name="L15">
        <text:list-item>
          <text:p text:style-name="P15">show arrangement in (direction, offset) space,</text:p>
        </text:list-item>
        <text:list-item>
          <text:p text:style-name="P15">highlight current cell and show cached chain id,</text:p>
        </text:list-item>
        <text:list-item>
          <text:p text:style-name="P15">show statistics: how many cells computed, chain length distribution, cache hit rate.</text:p>
        </text:list-item>
      </text:list>
      <text:p text:style-name="Text_20_body">This doubles as a performance dashboard.</text:p>
      <text:h text:style-name="Heading_20_3" text:outline-level="3">B. Signed decompositions and measures (multipers-plus)</text:h>
      <text:p text:style-name="Text_20_body">Your library already has point signed measures and rectangle signed barcodes. Turn these into a strong suite:</text:p>
      <text:p text:style-name="Text_20_body"><text:span text:style-name="Strong_20_Emphasis">B1. PointSignedMeasure view</text:span></text:p>
      <text:list xml:id="list721317519" text:style-name="L16">
        <text:list-item>
          <text:p text:style-name="P16">sparse view: scatter plot with marker size = |weight| and color = sign,</text:p>
        </text:list-item>
        <text:list-item>
          <text:p text:style-name="P16">filtering: keep top-k terms, min abs weight, etc.,</text:p>
        </text:list-item>
        <text:list-item>
          <text:p text:style-name="P16">hover: show grid coordinate and weight,</text:p>
        </text:list-item>
        <text:list-item>
          <text:p text:style-name="P16">optional: show cumulative prefix-sum reconstruction as a surface to validate.</text:p>
        </text:list-item>
      </text:list>
      <text:p text:style-name="Text_20_body"><text:span text:style-name="Strong_20_Emphasis">B2. RectSignedBarcode view</text:span></text:p>
      <text:list xml:id="list3706509504" text:style-name="L17">
        <text:list-item>
          <text:p text:style-name="P17">draw rectangles with:</text:p>
          <text:list>
            <text:list-item>
              <text:p text:style-name="P17">stroke and fill encoding sign and magnitude,</text:p>
            </text:list-item>
            <text:list-item>
              <text:p text:style-name="P17">transparency for overlap,</text:p>
            </text:list-item>
            <text:list-item>
              <text:p text:style-name="P17"><text:soft-page-break/>toggle: show only positives/negatives,</text:p>
            </text:list-item>
            <text:list-item>
              <text:p text:style-name="P17">selection: click rectangle to see its contribution to rank function at a query point.</text:p>
            </text:list-item>
          </text:list>
        </text:list-item>
      </text:list>
      <text:p text:style-name="Text_20_body"><text:span text:style-name="Strong_20_Emphasis">B3. Measure integration / smoothing view</text:span><text:line-break/>multipers demonstrates “integrate measure” plots. Copy and extend:</text:p>
      <text:list xml:id="list3787847472" text:style-name="L18">
        <text:list-item>
          <text:p text:style-name="P18">choose kernel (gaussian/exponential/compact support),</text:p>
        </text:list-item>
        <text:list-item>
          <text:p text:style-name="P18">choose bandwidth interactively,</text:p>
        </text:list-item>
        <text:list-item>
          <text:p text:style-name="P18">show resulting surface (heatmap + contours),</text:p>
        </text:list-item>
        <text:list-item>
          <text:p text:style-name="P18">show error/comparison to ground-truth grid function if available.</text:p>
        </text:list-item>
      </text:list>
      <text:p text:style-name="Text_20_body"><text:span text:style-name="Strong_20_Emphasis">B4. “Difference of measures” for comparisons</text:span><text:line-break/>Given two modules:</text:p>
      <text:list xml:id="list1521628432" text:style-name="L19">
        <text:list-item>
          <text:p text:style-name="P19">plot signed measure of (M - N) directly,</text:p>
        </text:list-item>
        <text:list-item>
          <text:p text:style-name="P19">show where mass differs most,</text:p>
        </text:list-item>
        <text:list-item>
          <text:p text:style-name="P19">link those hotspots back to parameter space and slice barcodes.</text:p>
        </text:list-item>
      </text:list>
      <text:p text:style-name="Text_20_body">This becomes your “compare modules” killer feature.</text:p>
      <text:h text:style-name="Heading_20_3" text:outline-level="3">C. Projections, slices, and higher-dimensional survival strategy</text:h>
      <text:p text:style-name="Text_20_body">RIVET is fundamentally 2D. You can go beyond with a coherent “projection toolkit”.</text:p>
      <text:p text:style-name="Text_20_body"><text:span text:style-name="Strong_20_Emphasis">C1. Projected arrangement explorer</text:span><text:line-break/>For a family of monotone projections:</text:p>
      <text:list xml:id="list120702412" text:style-name="L20">
        <text:list-item>
          <text:p text:style-name="P20">show direction sphere/compass (2D: unit circle; 3D: sphere),</text:p>
        </text:list-item>
        <text:list-item>
          <text:p text:style-name="P20">pick direction, see induced chain poset, see barcode/diagram,</text:p>
        </text:list-item>
        <text:list-item>
          <text:p text:style-name="P20">aggregate metrics over directions: number of bars, total persistence, entropy-like stats.</text:p>
        </text:list-item>
      </text:list>
      <text:p text:style-name="Text_20_body"><text:span text:style-name="Strong_20_Emphasis">C2. Slice atlas / small multiples</text:span><text:line-break/>Instead of one slice, show a grid of slices:</text:p>
      <text:list xml:id="list1647689437" text:style-name="L21">
        <text:list-item>
          <text:p text:style-name="P21">directions across columns, offsets across rows,</text:p>
        </text:list-item>
        <text:list-item>
          <text:p text:style-name="P21">each cell shows a tiny barcode summary (e.g., total persistence or number of long bars),</text:p>
        </text:list-item>
        <text:list-item>
          <text:p text:style-name="P21">click a cell to drill down.</text:p>
        </text:list-item>
      </text:list>
      <text:p text:style-name="Text_20_body">This is a “global overview” missing in RIVET’s single-line workflow.</text:p>
      <text:p text:style-name="Text_20_body"><text:span text:style-name="Strong_20_Emphasis">C3. Directional summary plots</text:span><text:line-break/>Summaries over direction space:</text:p>
      <text:list xml:id="list455759907" text:style-name="L22">
        <text:list-item>
          <text:p text:style-name="P22">polar heatmap: matching distance to a reference module as function of direction,</text:p>
        </text:list-item>
        <text:list-item>
          <text:p text:style-name="P22">polar plot: max barcode length vs direction,</text:p>
        </text:list-item>
        <text:list-item>
          <text:p text:style-name="P22"><text:soft-page-break/>uncertainty bands if approximation is involved.</text:p>
        </text:list-item>
      </text:list>
      <text:p text:style-name="Text_20_body">This is the right way to visualize “fibered barcode data” at scale.</text:p>
      <text:h text:style-name="Heading_20_3" text:outline-level="3">D. General poset module visualization (your project’s identity)</text:h>
      <text:p text:style-name="Text_20_body">You’re not just R2. For arbitrary finite posets:</text:p>
      <text:p text:style-name="Text_20_body"><text:span text:style-name="Strong_20_Emphasis">D1. Hasse diagram module view</text:span></text:p>
      <text:list xml:id="list310224448" text:style-name="L23">
        <text:list-item>
          <text:p text:style-name="P23">nodes sized by dim(M(p)),</text:p>
        </text:list-item>
        <text:list-item>
          <text:p text:style-name="P23">edge thickness by rank of structure map on cover edges,</text:p>
        </text:list-item>
        <text:list-item>
          <text:p text:style-name="P23">interactive selection: click node -&gt; show local neighborhood, incoming/outgoing map ranks.</text:p>
        </text:list-item>
      </text:list>
      <text:p text:style-name="Text_20_body">Layout:</text:p>
      <text:list xml:id="list2060992053" text:style-name="L24">
        <text:list-item>
          <text:p text:style-name="P24">DAG layered layout (ranked), or force-directed with constraints.</text:p>
        </text:list-item>
      </text:list>
      <text:p text:style-name="Text_20_body"><text:span text:style-name="Strong_20_Emphasis">D2. Poset heatmaps / adjacency matrices</text:span><text:line-break/>For finite posets with a linear extension:</text:p>
      <text:list xml:id="list1023788618" text:style-name="L25">
        <text:list-item>
          <text:p text:style-name="P25">matrix view for leq / cover graph,</text:p>
        </text:list-item>
        <text:list-item>
          <text:p text:style-name="P25">overlay dims and map ranks.</text:p>
        </text:list-item>
      </text:list>
      <text:p text:style-name="Text_20_body">This is extremely helpful for debugging encodings and resolutions.</text:p>
      <text:p text:style-name="Text_20_body"><text:span text:style-name="Strong_20_Emphasis">D3. Subposet restriction / quotient exploration</text:span><text:line-break/>Interactive “restrict to region” or “collapse region”:</text:p>
      <text:list xml:id="list118546998" text:style-name="L26">
        <text:list-item>
          <text:p text:style-name="P26">choose an upset/downset/sublevel set,</text:p>
        </text:list-item>
        <text:list-item>
          <text:p text:style-name="P26">show induced submodule and how invariants change.</text:p>
        </text:list-item>
      </text:list>
      <text:p text:style-name="Text_20_body">That’s a natural feature for “modules over posets” that RIVET/multipers don’t target.</text:p>
      <text:h text:style-name="Heading_20_3" text:outline-level="3">E. Derived functors and homological algebra views (unique to you)</text:h>
      <text:p text:style-name="Text_20_body">This is where you can be genuinely differentiated.</text:p>
      <text:p text:style-name="Text_20_body"><text:span text:style-name="Strong_20_Emphasis">E1. Graded Ext/Tor scatter/table</text:span><text:line-break/>For each homological degree i:</text:p>
      <text:list xml:id="list4161428538" text:style-name="L27">
        <text:list-item>
          <text:p text:style-name="P27">scatter plot on grading lattice: point at degree with size=dim Ext^i(deg),</text:p>
        </text:list-item>
        <text:list-item>
          <text:p text:style-name="P27">click point -&gt; show basis (if available), representative maps, etc.</text:p>
        </text:list-item>
        <text:list-item>
          <text:p text:style-name="P27">alternate view: “Betti table style” grid.</text:p>
        </text:list-item>
      </text:list>
      <text:p text:style-name="Text_20_body"><text:span text:style-name="Strong_20_Emphasis">E2. Resolution viewer (chain complex visualization)</text:span></text:p>
      <text:list xml:id="list2522857133" text:style-name="L28">
        <text:list-item>
          <text:p text:style-name="P28">a horizontal chain of modules with arrows,</text:p>
        </text:list-item>
        <text:list-item>
          <text:p text:style-name="P28">each node annotated with rank/dim,</text:p>
        </text:list-item>
        <text:list-item>
          <text:p text:style-name="P28"><text:soft-page-break/>click differential -&gt; show matrix sparsity pattern and rank profile,</text:p>
        </text:list-item>
        <text:list-item>
          <text:p text:style-name="P28">toggle “minimal vs non-minimal” flags.</text:p>
        </text:list-item>
      </text:list>
      <text:p text:style-name="Text_20_body"><text:span text:style-name="Strong_20_Emphasis">E3. Functoriality / map explorer</text:span><text:line-break/>If you compute maps induced on invariants (you have tests for functoriality), build:</text:p>
      <text:list xml:id="list1189474676" text:style-name="L29">
        <text:list-item>
          <text:p text:style-name="P29">side-by-side modules M,N and a morphism f,</text:p>
        </text:list-item>
        <text:list-item>
          <text:p text:style-name="P29">show induced maps on Ext/Tor/derived invariants,</text:p>
        </text:list-item>
        <text:list-item>
          <text:p text:style-name="P29">visualize kernel/image dimensions over degrees.</text:p>
        </text:list-item>
      </text:list>
      <text:p text:style-name="Text_20_body">This is unusually powerful for research/debugging.</text:p>
      <text:h text:style-name="Heading_20_3" text:outline-level="3">F. Experiments and ML-style dashboards (optional, but high leverage)</text:h>
      <text:p text:style-name="Text_20_body">Since you have stats utilities + ingestion:</text:p>
      <text:p text:style-name="Text_20_body"><text:span text:style-name="Strong_20_Emphasis">F1. Dataset explorer</text:span></text:p>
      <text:list xml:id="list2799069853" text:style-name="L30">
        <text:list-item>
          <text:p text:style-name="P30">list of samples/modules,</text:p>
        </text:list-item>
        <text:list-item>
          <text:p text:style-name="P30">summary metrics columns,</text:p>
        </text:list-item>
        <text:list-item>
          <text:p text:style-name="P30">click row -&gt; opens the full module explorer.</text:p>
        </text:list-item>
      </text:list>
      <text:p text:style-name="Text_20_body"><text:span text:style-name="Strong_20_Emphasis">F2. Distance matrix + embedding</text:span><text:line-break/>Compute pairwise distances (sliced bottleneck, kernels, etc.) and visualize:</text:p>
      <text:list xml:id="list2258752211" text:style-name="L31">
        <text:list-item>
          <text:p text:style-name="P31">heatmap distance matrix,</text:p>
        </text:list-item>
        <text:list-item>
          <text:p text:style-name="P31">dendrogram clustering,</text:p>
        </text:list-item>
        <text:list-item>
          <text:p text:style-name="P31">2D embedding (UMAP/t-SNE) with brushing.</text:p>
        </text:list-item>
      </text:list>
      <text:p text:style-name="Text_20_body"><text:span text:style-name="Strong_20_Emphasis">F3. “Explain differences” workflow</text:span><text:line-break/>Select two clusters and show:</text:p>
      <text:list xml:id="list255196959" text:style-name="L32">
        <text:list-item>
          <text:p text:style-name="P32">where their signed measures differ,</text:p>
        </text:list-item>
        <text:list-item>
          <text:p text:style-name="P32">which directions contribute most to distance,</text:p>
        </text:list-item>
        <text:list-item>
          <text:p text:style-name="P32">representative slices where barcodes diverge.</text:p>
        </text:list-item>
      </text:list>
      <text:p text:style-name="Horizontal_20_Line"/>
      <text:h text:style-name="Heading_20_2" text:outline-level="2">Serialization: treat it as a first-class “pre-layer”</text:h>
      <text:p text:style-name="Text_20_body">If you want interactivity, you must persist caches and session state.</text:p>
      <text:h text:style-name="Heading_20_3" text:outline-level="3">What to serialize</text:h>
      <text:list xml:id="list899078955" text:style-name="L33">
        <text:list-item>
          <text:p text:style-name="P33"><text:span text:style-name="Strong_20_Emphasis">Session state</text:span>: view layout, active selections, axis limits, active invariant view, parameters.</text:p>
        </text:list-item>
        <text:list-item>
          <text:p text:style-name="P33"><text:soft-page-break/><text:span text:style-name="Strong_20_Emphasis">Computed caches</text:span>:</text:p>
          <text:list>
            <text:list-item>
              <text:p text:style-name="P33">fibered arrangement and barcode cache(s),</text:p>
            </text:list-item>
            <text:list-item>
              <text:p text:style-name="P33">projected arrangements,</text:p>
            </text:list-item>
            <text:list-item>
              <text:p text:style-name="P33">signed measures / images / landscapes,</text:p>
            </text:list-item>
            <text:list-item>
              <text:p text:style-name="P33">any expensive precomputed grids.</text:p>
            </text:list-item>
          </text:list>
        </text:list-item>
      </text:list>
      <text:h text:style-name="Heading_20_3" text:outline-level="3">Format strategy (practical, robust)</text:h>
      <text:p text:style-name="Text_20_body">Use a two-tier approach:</text:p>
      <text:list xml:id="list1689797945" text:style-name="L34">
        <text:list-item>
          <text:p text:style-name="P34"><text:span text:style-name="Strong_20_Emphasis">Human-readable manifest</text:span> (JSON): versioned schema + metadata + file references.</text:p>
        </text:list-item>
        <text:list-item>
          <text:p text:style-name="P34"><text:span text:style-name="Strong_20_Emphasis">Binary blobs for heavy arrays</text:span>: MessagePack-style or JLD2-like storage for:</text:p>
          <text:list>
            <text:list-item>
              <text:p text:style-name="P34">Float64 vectors, sparse matrices, barcode endpoints, etc.</text:p>
            </text:list-item>
          </text:list>
        </text:list-item>
      </text:list>
      <text:p text:style-name="Text_20_body">This mirrors RIVET’s engineering choice to include MessagePack in its dependency stack. </text:p>
      <text:h text:style-name="Heading_20_3" text:outline-level="3">Versioning and reproducibility</text:h>
      <text:p text:style-name="Text_20_body">Every serialized artifact should carry:</text:p>
      <text:list xml:id="list4200600972" text:style-name="L35">
        <text:list-item>
          <text:p text:style-name="P35">library version + git commit hash,</text:p>
        </text:list-item>
        <text:list-item>
          <text:p text:style-name="P35">schema version,</text:p>
        </text:list-item>
        <text:list-item>
          <text:p text:style-name="P35">hashing of key inputs (encoding + module id),</text:p>
        </text:list-item>
        <text:list-item>
          <text:p text:style-name="P35">warning on mismatch, with “attempt best-effort load”.</text:p>
        </text:list-item>
      </text:list>
      <text:p text:style-name="Text_20_body">Also add “cache provenance”:</text:p>
      <text:list xml:id="list2383131115" text:style-name="L36">
        <text:list-item>
          <text:p text:style-name="P36">what options were used (normalizations, boxes, tolerances),</text:p>
        </text:list-item>
        <text:list-item>
          <text:p text:style-name="P36">timestamps and compute time.</text:p>
        </text:list-item>
      </text:list>
      <text:p text:style-name="Text_20_body">This is invaluable for both debugging and scientific usage.</text:p>
      <text:p text:style-name="Horizontal_20_Line"/>
      <text:h text:style-name="Heading_20_2" text:outline-level="2">Testing strategy: make visualization testable without a GUI</text:h>
      <text:h text:style-name="Heading_20_3" text:outline-level="3">1) Unit tests for the backend-agnostic layer (highest ROI)</text:h>
      <text:list xml:id="list2816038108" text:style-name="L37">
        <text:list-item>
          <text:p text:style-name="P37"><text:span text:style-name="Source_20_Text">VizState</text:span> update logic: simulated drag events update (direction, offset) correctly.</text:p>
        </text:list-item>
        <text:list-item>
          <text:p text:style-name="P37"><text:span text:style-name="Source_20_Text">viewdata()</text:span> functions produce consistent <text:span text:style-name="Source_20_Text">HeatmapData</text:span>, <text:span text:style-name="Source_20_Text">ScatterData</text:span>, etc., for fixed fixtures.</text:p>
        </text:list-item>
        <text:list-item>
          <text:p text:style-name="P37">Cache integration: selecting a line in the same arrangement cell does not recompute chain/barcode (cache hit assertions).</text:p>
        </text:list-item>
      </text:list>
      <text:h text:style-name="Heading_20_3" text:outline-level="3"><text:soft-page-break/>2) Golden-image regression tests (static rendering)</text:h>
      <text:p text:style-name="Text_20_body">Render canonical fixtures headlessly (e.g., Cairo backend) and compare against checked-in images:</text:p>
      <text:list xml:id="list633883034" text:style-name="L38">
        <text:list-item>
          <text:p text:style-name="P38">Hilbert heatmap,</text:p>
        </text:list-item>
        <text:list-item>
          <text:p text:style-name="P38">Betti scatter overlay,</text:p>
        </text:list-item>
        <text:list-item>
          <text:p text:style-name="P38">rectangle signed barcode plot,</text:p>
        </text:list-item>
        <text:list-item>
          <text:p text:style-name="P38">point signed measure plot,</text:p>
        </text:list-item>
        <text:list-item>
          <text:p text:style-name="P38">combined “RIVET-like” dashboard screenshot.</text:p>
        </text:list-item>
      </text:list>
      <text:p text:style-name="Text_20_body">Comparison strategy:</text:p>
      <text:list xml:id="list3841921948" text:style-name="L39">
        <text:list-item>
          <text:p text:style-name="P39">pixel hash with tolerance (to survive minor font/render differences),</text:p>
        </text:list-item>
        <text:list-item>
          <text:p text:style-name="P39">or compare extracted primitives (preferred) plus a couple pixel-based snapshots.</text:p>
        </text:list-item>
      </text:list>
      <text:h text:style-name="Heading_20_3" text:outline-level="3">3) Property-based / fuzz tests (stability)</text:h>
      <text:p text:style-name="Text_20_body">Generate random small modules/encodings and assert:</text:p>
      <text:list xml:id="list1318204757" text:style-name="L40">
        <text:list-item>
          <text:p text:style-name="P40">plotting does not throw,</text:p>
        </text:list-item>
        <text:list-item>
          <text:p text:style-name="P40">no NaNs, no negative axis lengths, no invalid bounding boxes,</text:p>
        </text:list-item>
        <text:list-item>
          <text:p text:style-name="P40">serialization round-trip preserves invariants and viewdata.</text:p>
        </text:list-item>
      </text:list>
      <text:p text:style-name="Text_20_body">You already have stress tests; extend that mindset to viz-state logic.</text:p>
      <text:h text:style-name="Heading_20_3" text:outline-level="3">4) Performance tests (the interactivity contract)</text:h>
      <text:p text:style-name="Text_20_body">A RIVET-grade promise is “dragging updates fast”.<text:line-break/>Define benchmarks:</text:p>
      <text:list xml:id="list3242276891" text:style-name="L41">
        <text:list-item>
          <text:p text:style-name="P41">median update time for barcode query while dragging within same arrangement cell,</text:p>
        </text:list-item>
        <text:list-item>
          <text:p text:style-name="P41">time when crossing cell boundary (chain changes),</text:p>
        </text:list-item>
        <text:list-item>
          <text:p text:style-name="P41">memory allocation per update (should be near-zero in hot path).</text:p>
        </text:list-item>
      </text:list>
      <text:p text:style-name="Text_20_body">Gate regressions in CI (at least as nightly benchmarks).</text:p>
      <text:p text:style-name="Horizontal_20_Line"/>
      <text:h text:style-name="Heading_20_2" text:outline-level="2">Implementation order (a realistic, high-impact roadmap)</text:h>
      <text:h text:style-name="Heading_20_3" text:outline-level="3">Phase 1 — “VizCore + Serialization” (foundation)</text:h>
      <text:p text:style-name="Text_20_body">Deliverables:</text:p>
      <text:list xml:id="list2055391127" text:style-name="L42">
        <text:list-item>
          <text:p text:style-name="P42"><text:span text:style-name="Source_20_Text">VizSession</text:span>, <text:span text:style-name="Source_20_Text">VizState</text:span>, <text:span text:style-name="Source_20_Text">ViewData</text:span> structs.</text:p>
        </text:list-item>
        <text:list-item>
          <text:p text:style-name="P42">Versioned session serialization + cache storage.</text:p>
        </text:list-item>
        <text:list-item>
          <text:p text:style-name="P42"><text:soft-page-break/>Deterministic axis/box policies (so plots don’t jump).</text:p>
        </text:list-item>
      </text:list>
      <text:p text:style-name="Text_20_body">Tests:</text:p>
      <text:list xml:id="list1222648560" text:style-name="L43">
        <text:list-item>
          <text:p text:style-name="P43">serialization round-trip,</text:p>
        </text:list-item>
        <text:list-item>
          <text:p text:style-name="P43">view-state update unit tests.</text:p>
        </text:list-item>
      </text:list>
      <text:h text:style-name="Heading_20_3" text:outline-level="3">Phase 2 — “Static invariant gallery” (coverage + test scaffolding)</text:h>
      <text:p text:style-name="Text_20_body">Implement non-interactive plotting functions for:</text:p>
      <text:list xml:id="list1970799900" text:style-name="L44">
        <text:list-item>
          <text:p text:style-name="P44">Hilbert function surface,</text:p>
        </text:list-item>
        <text:list-item>
          <text:p text:style-name="P44">Betti scatter,</text:p>
        </text:list-item>
        <text:list-item>
          <text:p text:style-name="P44">point signed measures,</text:p>
        </text:list-item>
        <text:list-item>
          <text:p text:style-name="P44">rectangle signed barcode,</text:p>
        </text:list-item>
        <text:list-item>
          <text:p text:style-name="P44">projected arrangement summaries.</text:p>
        </text:list-item>
      </text:list>
      <text:p text:style-name="Text_20_body">Tests:</text:p>
      <text:list xml:id="list3270824306" text:style-name="L45">
        <text:list-item>
          <text:p text:style-name="P45">golden images for each plot,</text:p>
        </text:list-item>
        <text:list-item>
          <text:p text:style-name="P45">numerical validation of derived grids.</text:p>
        </text:list-item>
      </text:list>
      <text:h text:style-name="Heading_20_3" text:outline-level="3">Phase 3 — “RIVET-grade interactive 2D explorer” (flagship)</text:h>
      <text:p text:style-name="Text_20_body">Deliverables:</text:p>
      <text:list xml:id="list3446437492" text:style-name="L46">
        <text:list-item>
          <text:p text:style-name="P46">parameter space canvas + draggable slice line,</text:p>
        </text:list-item>
        <text:list-item>
          <text:p text:style-name="P46">barcode + persistence diagram panels,</text:p>
        </text:list-item>
        <text:list-item>
          <text:p text:style-name="P46">linked updates using your <text:span text:style-name="Source_20_Text">FiberedBarcodeCache2D</text:span>,</text:p>
        </text:list-item>
        <text:list-item>
          <text:p text:style-name="P46">tooltips + coordinate readouts + export.</text:p>
        </text:list-item>
      </text:list>
      <text:p text:style-name="Text_20_body">Tests:</text:p>
      <text:list xml:id="list3620839693" text:style-name="L47">
        <text:list-item>
          <text:p text:style-name="P47">state update tests (“drag line” sequences),</text:p>
        </text:list-item>
        <text:list-item>
          <text:p text:style-name="P47">perf benchmarks for query loop.</text:p>
        </text:list-item>
      </text:list>
      <text:p text:style-name="Text_20_body">This is the point where you match RIVET’s core value proposition. </text:p>
      <text:h text:style-name="Heading_20_3" text:outline-level="3">Phase 4 — “Beyond-RIVET linkage + signed-measure interactivity” (differentiation)</text:h>
      <text:p text:style-name="Text_20_body">Deliverables:</text:p>
      <text:list xml:id="list3700996401" text:style-name="L48">
        <text:list-item>
          <text:p text:style-name="P48">click bar -&gt; highlight contributing region(s) / mass,</text:p>
        </text:list-item>
        <text:list-item>
          <text:p text:style-name="P48">interactive smoothing and truncation of signed measures,</text:p>
        </text:list-item>
        <text:list-item>
          <text:p text:style-name="P48"><text:soft-page-break/>difference views (M vs N).</text:p>
        </text:list-item>
      </text:list>
      <text:p text:style-name="Text_20_body">Tests:</text:p>
      <text:list xml:id="list3608034414" text:style-name="L49">
        <text:list-item>
          <text:p text:style-name="P49">invariant-to-view consistency tests,</text:p>
        </text:list-item>
        <text:list-item>
          <text:p text:style-name="P49">golden images for linked selection states.</text:p>
        </text:list-item>
      </text:list>
      <text:h text:style-name="Heading_20_3" text:outline-level="3">Phase 5 — “General poset + derived-functor visualizations” (your unique domain)</text:h>
      <text:p text:style-name="Text_20_body">Deliverables:</text:p>
      <text:list xml:id="list841262312" text:style-name="L50">
        <text:list-item>
          <text:p text:style-name="P50">Hasse diagram module view,</text:p>
        </text:list-item>
        <text:list-item>
          <text:p text:style-name="P50">Ext/Tor graded tables and scatter views,</text:p>
        </text:list-item>
        <text:list-item>
          <text:p text:style-name="P50">resolution viewer.</text:p>
        </text:list-item>
      </text:list>
      <text:p text:style-name="Text_20_body">Tests:</text:p>
      <text:list xml:id="list3601468031" text:style-name="L51">
        <text:list-item>
          <text:p text:style-name="P51">correctness on small hand-constructed posets/modules,</text:p>
        </text:list-item>
        <text:list-item>
          <text:p text:style-name="P51">non-throw fuzz tests on random finite posets.</text:p>
        </text:list-item>
      </text:list>
      <text:h text:style-name="Heading_20_3" text:outline-level="3">Phase 6 — “Experiment dashboards + comparative analytics” (scale and adoption)</text:h>
      <text:p text:style-name="Text_20_body">Deliverables:</text:p>
      <text:list xml:id="list2053999871" text:style-name="L52">
        <text:list-item>
          <text:p text:style-name="P52">dataset explorer (table + drill-down),</text:p>
        </text:list-item>
        <text:list-item>
          <text:p text:style-name="P52">distance matrix + clustering + embedding,</text:p>
        </text:list-item>
        <text:list-item>
          <text:p text:style-name="P52">directional summaries (polar heatmaps, atlases).</text:p>
        </text:list-item>
      </text:list>
      <text:p text:style-name="Text_20_body">Tests:</text:p>
      <text:list xml:id="list3144355614" text:style-name="L53">
        <text:list-item>
          <text:p text:style-name="P53">deterministic output for small datasets,</text:p>
        </text:list-item>
        <text:list-item>
          <text:p text:style-name="P53">performance gating.</text:p>
        </text:list-item>
      </text:list>
      <text:p text:style-name="Horizontal_20_Line"/>
      <text:h text:style-name="Heading_20_2" text:outline-level="2">“Go all out” stretch features (worth planning for now)</text:h>
      <text:list xml:id="list4226552094" text:style-name="L54">
        <text:list-item>
          <text:p text:style-name="P54"><text:span text:style-name="Strong_20_Emphasis">Progressive refinement / level-of-detail</text:span><text:line-break/>Start with coarse grid, refine on zoom or on idle; keep interaction responsive for large encodings.</text:p>
        </text:list-item>
        <text:list-item>
          <text:p text:style-name="P54"><text:span text:style-name="Strong_20_Emphasis">Annotation + narrative mode</text:span><text:line-break/>Pinned bookmarks, labeled slices, saved snapshots → export an HTML/PDF “analysis report” from a session.</text:p>
        </text:list-item>
        <text:list-item>
          <text:p text:style-name="P54"><text:span text:style-name="Strong_20_Emphasis">Visual debugger for computations</text:span><text:line-break/>When computing a resolution or invariant:</text:p>
        </text:list-item>
      </text:list>
      <text:list xml:id="list458409485" text:style-name="L55">
        <text:list-item>
          <text:p text:style-name="P55"><text:soft-page-break/>show intermediate sizes, ranks, sparsity patterns,</text:p>
        </text:list-item>
        <text:list-item>
          <text:p text:style-name="P55">show which optimization paths were taken.</text:p>
        </text:list-item>
      </text:list>
      <text:list xml:id="list1033436694" text:style-name="L56">
        <text:list-item>
          <text:p text:style-name="P56"><text:span text:style-name="Strong_20_Emphasis">Comparative explainability</text:span><text:line-break/>Given a distance between M and N:</text:p>
        </text:list-item>
      </text:list>
      <text:list xml:id="list2506697197" text:style-name="L57">
        <text:list-item>
          <text:p text:style-name="P57">show top-k directions contributing most,</text:p>
        </text:list-item>
        <text:list-item>
          <text:p text:style-name="P57">show the slice barcodes that maximize discrepancy,</text:p>
        </text:list-item>
        <text:list-item>
          <text:p text:style-name="P57">show signed-measure difference hotspots.</text:p>
        </text:list-item>
      </text:list>
      <text:list xml:id="list3885762909" text:style-name="L58">
        <text:list-item>
          <text:p text:style-name="P58"><text:span text:style-name="Strong_20_Emphasis">Notebook + GUI parity</text:span><text:line-break/>Every interactive GUI view should have a notebook-equivalent (Pluto) entrypoint that returns a live widget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55:05.999593226</meta:creation-date>
    <dc:date>2026-02-21T10:56:15.776022720</dc:date>
    <meta:editing-duration>PT1M10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3" meta:paragraph-count="298" meta:word-count="2606" meta:character-count="17709" meta:non-whitespace-character-count="15564"/>
  </office:meta>
</office:document-meta>
</file>